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709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3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8" style:family="table-cell" style:parent-style-name="Default" style:data-style-name="N0">
      <style:table-cell-properties fo:background-color="#00cc00" fo:border="none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9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30" style:family="table-cell" style:parent-style-name="Default" style:data-style-name="N100">
      <style:table-cell-properties fo:background-color="#00cc00" fo:border="none"/>
    </style:style>
    <style:style style:name="ce3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3" style:family="table-cell" style:parent-style-name="Default" style:data-style-name="N100">
      <style:table-cell-properties fo:background-color="#00cc00"/>
    </style:style>
    <style:style style:name="ce3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23"/>
        <table:table-column table:style-name="co6" table:default-cell-style-name="ce23"/>
        <table:table-column table:style-name="co5" table:default-cell-style-name="ce2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5"/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10" table:default-cell-style-name="ce1"/>
        <table:table-column table:style-name="co13" table:default-cell-style-name="ce35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9" office:value-type="string" table:number-columns-spanned="4" table:number-rows-spanned="1">
            <text:p>Parameters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0" office:value-type="string" table:number-columns-spanned="4" table:number-rows-spanned="1">
            <text:p>repetition_config_template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9" office:value-type="string" table:number-columns-spanned="4" table:number-rows-spanned="1">
            <text:p>repetition_config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4" office:value-type="string">
            <text:p>complexity</text:p>
          </table:table-cell>
          <table:table-cell table:style-name="ce24" office:value-type="string">
            <text:p>use_rbf</text:p>
          </table:table-cell>
          <table:table-cell table:style-name="ce24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32" office:value-type="string">
            <text:p>difficulty</text:p>
          </table:table-cell>
          <table:table-cell table:style-name="ce3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4" office:value-type="string">
            <text:p>rbf_learning_rate</text:p>
          </table:table-cell>
          <table:table-cell table:style-name="ce2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16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0" table:number-columns-repeated="52"/>
          <table:table-cell table:style-name="ce4" table:number-columns-repeated="525"/>
          <table:table-cell table:style-name="ce40" table:number-columns-repeated="427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16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7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16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16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6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3">
            <text:p>9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128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128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128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3">
            <text:p>12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128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5">
            <text:p>12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6">
            <text:p>12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29">
            <text:p>12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1">
            <text:p>13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2">
            <text:p>13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133">
            <text:p>13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34">
            <text:p>13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35">
            <text:p>13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37">
            <text:p>13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38">
            <text:p>13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40">
            <text:p>14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41">
            <text:p>14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3">
            <text:p>14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4">
            <text:p>14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128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 table:number-columns-repeated="18"/>
          <table:table-cell table:number-columns-repeated="100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07/22/2024</text:date>, <text:time>19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22T19:10:39</dc:date>
    <meta:editing-cycles>277</meta:editing-cycles>
    <meta:editing-duration>PT6H38M8S</meta:editing-duration>
    <meta:document-statistic meta:table-count="1" meta:cell-count="2905" meta:object-count="0"/>
  </office:meta>
</office:document-meta>
</file>